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33be7c" officeooo:paragraph-rsid="0033be7c"/>
    </style:style>
    <style:style style:name="P19" style:family="paragraph" style:parent-style-name="Table_20_Contents">
      <style:paragraph-properties fo:margin-top="0in" fo:margin-bottom="0in" style:contextual-spacing="false"/>
    </style:style>
    <style:style style:name="P20" style:family="paragraph" style:parent-style-name="Table_20_Contents">
      <style:paragraph-properties fo:margin-top="0in" fo:margin-bottom="0in" style:contextual-spacing="false"/>
      <style:text-properties officeooo:rsid="0016ce84"/>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Standard">
      <style:text-properties officeooo:rsid="00196579" officeooo:paragraph-rsid="00196579"/>
    </style:style>
    <style:style style:name="P26" style:family="paragraph" style:parent-style-name="Standard">
      <style:text-properties officeooo:paragraph-rsid="005482b6"/>
    </style:style>
    <style:style style:name="P27" style:family="paragraph" style:parent-style-name="Standard">
      <style:text-properties officeooo:rsid="00572735" officeooo:paragraph-rsid="00572735"/>
    </style:style>
    <style:style style:name="P28" style:family="paragraph" style:parent-style-name="Standard">
      <style:text-properties officeooo:rsid="005aa0e9" officeooo:paragraph-rsid="00622ab8"/>
    </style:style>
    <style:style style:name="P29" style:family="paragraph" style:parent-style-name="Standard">
      <style:text-properties officeooo:rsid="00640871" officeooo:paragraph-rsid="00661ee2"/>
    </style:style>
    <style:style style:name="P30" style:family="paragraph" style:parent-style-name="Footnote">
      <style:text-properties officeooo:rsid="0071d141" officeooo:paragraph-rsid="0071d141"/>
    </style:style>
    <style:style style:name="P31"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3" style:family="paragraph" style:parent-style-name="Heading_20_1" style:master-page-name="First_20_Page">
      <style:paragraph-properties style:page-number="auto"/>
    </style:style>
    <style:style style:name="P34" style:family="paragraph" style:parent-style-name="Heading_20_1">
      <style:text-properties style:font-name="Arial"/>
    </style:style>
    <style:style style:name="P35" style:family="paragraph" style:parent-style-name="Heading_20_1">
      <style:text-properties style:font-name="Arial" fo:font-size="16pt" style:font-size-asian="16pt" style:font-size-complex="16pt"/>
    </style:style>
    <style:style style:name="P36" style:family="paragraph" style:parent-style-name="Heading_20_1">
      <style:text-properties officeooo:rsid="0018c2c8" officeooo:paragraph-rsid="0018c2c8"/>
    </style:style>
    <style:style style:name="P37" style:family="paragraph" style:parent-style-name="Heading_20_1">
      <style:text-properties officeooo:rsid="0033be7c" officeooo:paragraph-rsid="0033be7c"/>
    </style:style>
    <style:style style:name="P38" style:family="paragraph" style:parent-style-name="Heading_20_2">
      <style:text-properties officeooo:rsid="00640871" officeooo:paragraph-rsid="00640871"/>
    </style:style>
    <style:style style:name="P39" style:family="paragraph" style:parent-style-name="Heading_20_2">
      <style:text-properties officeooo:rsid="00192af8" officeooo:paragraph-rsid="00192af8"/>
    </style:style>
    <style:style style:name="P40" style:family="paragraph" style:parent-style-name="Standard" style:list-style-name="L1"/>
    <style:style style:name="P41" style:family="paragraph" style:parent-style-name="Standard" style:list-style-name="L1">
      <style:text-properties officeooo:paragraph-rsid="00572735"/>
    </style:style>
    <style:style style:name="P42" style:family="paragraph" style:parent-style-name="Standard">
      <style:text-properties officeooo:rsid="00196579" officeooo:paragraph-rsid="00196579"/>
    </style:style>
    <style:style style:name="P43" style:family="paragraph" style:parent-style-name="Standard">
      <style:text-properties officeooo:rsid="002b09cd" officeooo:paragraph-rsid="005fa0c0"/>
    </style:style>
    <style:style style:name="P44" style:family="paragraph" style:parent-style-name="Standard">
      <style:text-properties officeooo:rsid="00192af8" officeooo:paragraph-rsid="005482b6"/>
    </style:style>
    <style:style style:name="P45" style:family="paragraph" style:parent-style-name="Standard">
      <style:text-properties officeooo:rsid="00192af8" officeooo:paragraph-rsid="00192af8"/>
    </style:style>
    <style:style style:name="P46" style:family="paragraph" style:parent-style-name="Standard">
      <style:text-properties officeooo:rsid="0020b26a" officeooo:paragraph-rsid="0020b26a"/>
    </style:style>
    <style:style style:name="P47" style:family="paragraph" style:parent-style-name="Standard">
      <style:text-properties officeooo:paragraph-rsid="0055cce8"/>
    </style:style>
    <style:style style:name="P48" style:family="paragraph" style:parent-style-name="Standard">
      <style:text-properties officeooo:paragraph-rsid="005fa0c0"/>
    </style:style>
    <style:style style:name="P49" style:family="paragraph" style:parent-style-name="Standard">
      <style:text-properties officeooo:paragraph-rsid="005482b6"/>
    </style:style>
    <style:style style:name="P50" style:family="paragraph" style:parent-style-name="Standard">
      <style:text-properties officeooo:rsid="0033be7c" officeooo:paragraph-rsid="0033be7c"/>
    </style:style>
    <style:style style:name="P51" style:family="paragraph">
      <style:paragraph-properties style:writing-mode="lr-tb"/>
      <style:text-properties style:font-name="Liberation Sans" fo:font-size="1pt"/>
    </style:style>
    <style:style style:name="P5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6"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7" style:family="text">
      <style:text-properties style:font-name-asian="TimesNewRomanPSMT" style:font-name-complex="TimesNewRomanPSMT"/>
    </style:style>
    <style:style style:name="T28" style:family="text">
      <style:text-properties style:font-name-asian="Helvetica" style:font-name-complex="Helvetica"/>
    </style:style>
    <style:style style:name="T29" style:family="text">
      <style:text-properties fo:font-weight="normal" style:font-weight-asian="normal" style:font-weight-complex="normal"/>
    </style:style>
    <style:style style:name="T30" style:family="text">
      <style:text-properties fo:font-weight="normal" style:font-name-asian="Helvetica" style:font-weight-asian="normal" style:font-name-complex="Helvetica" style:font-weight-complex="normal"/>
    </style:style>
    <style:style style:name="T31" style:family="text">
      <style:text-properties fo:font-weight="bold" style:font-name-asian="TimesNewRomanPS-BoldMT" style:font-weight-asian="bold" style:font-name-complex="TimesNewRomanPS-BoldMT" style:font-weight-complex="bold"/>
    </style:style>
    <style:style style:name="T32" style:family="text">
      <style:text-properties fo:language="en" fo:country="US" style:language-complex="ar" style:country-complex="SA"/>
    </style:style>
    <style:style style:name="T33" style:family="text">
      <style:text-properties officeooo:rsid="001b325b"/>
    </style:style>
    <style:style style:name="T34" style:family="text">
      <style:text-properties officeooo:rsid="001e532c"/>
    </style:style>
    <style:style style:name="T35" style:family="text">
      <style:text-properties officeooo:rsid="0021413b"/>
    </style:style>
    <style:style style:name="T36" style:family="text">
      <style:text-properties officeooo:rsid="00214c82"/>
    </style:style>
    <style:style style:name="T37" style:family="text">
      <style:text-properties officeooo:rsid="0023ab37"/>
    </style:style>
    <style:style style:name="T38" style:family="text">
      <style:text-properties officeooo:rsid="0025fac5"/>
    </style:style>
    <style:style style:name="T39" style:family="text">
      <style:text-properties officeooo:rsid="002b09cd"/>
    </style:style>
    <style:style style:name="T40" style:family="text">
      <style:text-properties officeooo:rsid="002c4ff7"/>
    </style:style>
    <style:style style:name="T41" style:family="text">
      <style:text-properties officeooo:rsid="002e687e"/>
    </style:style>
    <style:style style:name="T42" style:family="text">
      <style:text-properties officeooo:rsid="0032c02f"/>
    </style:style>
    <style:style style:name="T43" style:family="text">
      <style:text-properties officeooo:rsid="0034f39b"/>
    </style:style>
    <style:style style:name="T44" style:family="text">
      <style:text-properties officeooo:rsid="0035d7b4"/>
    </style:style>
    <style:style style:name="T45" style:family="text">
      <style:text-properties officeooo:rsid="003860c7"/>
    </style:style>
    <style:style style:name="T46" style:family="text">
      <style:text-properties officeooo:rsid="003e12f4"/>
    </style:style>
    <style:style style:name="T47" style:family="text">
      <style:text-properties officeooo:rsid="0020b26a"/>
    </style:style>
    <style:style style:name="T48" style:family="text">
      <style:text-properties officeooo:rsid="00196579"/>
    </style:style>
    <style:style style:name="T49" style:family="text">
      <style:text-properties officeooo:rsid="004f2387"/>
    </style:style>
    <style:style style:name="T50" style:family="text">
      <style:text-properties officeooo:rsid="004ff43c"/>
    </style:style>
    <style:style style:name="T51" style:family="text">
      <style:text-properties officeooo:rsid="00514c46"/>
    </style:style>
    <style:style style:name="T52" style:family="text">
      <style:text-properties officeooo:rsid="001749a6"/>
    </style:style>
    <style:style style:name="T53" style:family="text">
      <style:text-properties officeooo:rsid="0055cce8"/>
    </style:style>
    <style:style style:name="T54" style:family="text">
      <style:text-properties officeooo:rsid="0056109c"/>
    </style:style>
    <style:style style:name="T55" style:family="text">
      <style:text-properties officeooo:rsid="0058c14c"/>
    </style:style>
    <style:style style:name="T56" style:family="text">
      <style:text-properties officeooo:rsid="0028e4f7"/>
    </style:style>
    <style:style style:name="T57" style:family="text">
      <style:text-properties officeooo:rsid="00593d47"/>
    </style:style>
    <style:style style:name="T58" style:family="text">
      <style:text-properties officeooo:rsid="00658d7a"/>
    </style:style>
    <style:style style:name="T59" style:family="text">
      <style:text-properties style:font-name="Liberation Sans1" officeooo:rsid="00661ee2" style:font-name-asian="Times New Roman" style:font-name-complex="Times New Roman"/>
    </style:style>
    <style:style style:name="T60" style:family="text">
      <style:text-properties officeooo:rsid="0068f08e"/>
    </style:style>
    <style:style style:name="T61" style:family="text">
      <style:text-properties officeooo:rsid="006c2858"/>
    </style:style>
    <style:style style:name="T62" style:family="text">
      <style:text-properties officeooo:rsid="0076e71c"/>
    </style:style>
    <style:style style:name="T63"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332630438096" text:id="ct94332630438096">
          <text:insertion>
            <office:change-info>
              <dc:creator>Unknown Author</dc:creator>
              <dc:date>2023-03-30T14:12:16</dc:date>
            </office:change-info>
          </text:insertion>
        </text:changed-region>
        <text:changed-region xml:id="ct94332630493664" text:id="ct94332630493664">
          <text:insertion>
            <office:change-info>
              <dc:creator>Unknown Author</dc:creator>
              <dc:date>2023-03-30T14:13:01</dc:date>
            </office:change-info>
          </text:insertion>
        </text:changed-region>
        <text:changed-region xml:id="ct94332630493424" text:id="ct94332630493424">
          <text:deletion>
            <office:change-info>
              <dc:creator>Unknown Author</dc:creator>
              <dc:date>2022-04-10T11:31:43</dc:date>
            </office:change-info>
            <text:p text:style-name="Standard"><text:span text:style-name="T15"><text:s/></text:span></text:p>
          </text:deletion>
        </text:changed-region>
        <text:changed-region xml:id="ct94332630522784" text:id="ct94332630522784">
          <text:deletion>
            <office:change-info>
              <dc:creator>Unknown Author</dc:creator>
              <dc:date>2022-04-10T11:29:25</dc:date>
            </office:change-info>
            <text:p text:style-name="Standard"><text:span text:style-name="T15"><text:s/></text:span></text:p>
          </text:deletion>
        </text:changed-region>
        <text:changed-region xml:id="ct94332630522496" text:id="ct94332630522496">
          <text:deletion>
            <office:change-info>
              <dc:creator>Unknown Author</dc:creator>
              <dc:date>2023-03-30T14:47:52</dc:date>
            </office:change-info>
            <text:list xml:id="list335593353" text:style-name="L1">
              <text:list-item>
                <text:p text:style-name="P41"/>
              </text:list-item>
              <text:list-item>
                <text:p text:style-name="P41"/>
              </text:list-item>
            </text:list>
          </text:deletion>
        </text:changed-region>
        <text:changed-region xml:id="ct94332630497440" text:id="ct94332630497440">
          <text:insertion>
            <office:change-info>
              <dc:creator>Unknown Author</dc:creator>
              <dc:date>2022-11-06T10:07:41</dc:date>
            </office:change-info>
          </text:insertion>
        </text:changed-region>
        <text:changed-region xml:id="ct94332630438672" text:id="ct94332630438672">
          <text:deletion>
            <office:change-info>
              <dc:creator>Unknown Author</dc:creator>
              <dc:date>2023-03-30T14:32:29</dc:date>
            </office:change-info>
            <text:p text:style-name="Standard"><text:span text:style-name="T7"/></text:p>
            <text:p text:style-name="Standard"><text:span text:style-name="T7"/></text:p>
          </text:deletion>
        </text:changed-region>
        <text:changed-region xml:id="ct94332679962816" text:id="ct94332679962816">
          <text:insertion>
            <office:change-info>
              <dc:creator>Unknown Author</dc:creator>
              <dc:date>2023-03-30T15:09:46</dc:date>
            </office:change-info>
          </text:insertion>
        </text:changed-region>
        <text:changed-region xml:id="ct94332713176496" text:id="ct94332713176496">
          <text:insertion>
            <office:change-info>
              <dc:creator>Unknown Author</dc:creator>
              <dc:date>2023-03-30T15:09:51</dc:date>
            </office:change-info>
          </text:insertion>
        </text:changed-region>
        <text:changed-region xml:id="ct94332705727808" text:id="ct94332705727808">
          <text:insertion>
            <office:change-info>
              <dc:creator>Unknown Author</dc:creator>
              <dc:date>2023-03-30T15:09:55</dc:date>
            </office:change-info>
          </text:insertion>
        </text:changed-region>
        <text:changed-region xml:id="ct94332628429376" text:id="ct94332628429376">
          <text:insertion>
            <office:change-info>
              <dc:creator>Unknown Author</dc:creator>
              <dc:date>2023-02-05T09:35:05</dc:date>
            </office:change-info>
          </text:insertion>
        </text:changed-region>
        <text:changed-region xml:id="ct94332630496576" text:id="ct94332630496576">
          <text:insertion>
            <office:change-info>
              <dc:creator>Unknown Author</dc:creator>
              <dc:date>2023-02-05T09:36:12</dc:date>
            </office:change-info>
          </text:insertion>
        </text:changed-region>
        <text:changed-region xml:id="ct94332630493952" text:id="ct94332630493952">
          <text:insertion>
            <office:change-info>
              <dc:creator>Unknown Author</dc:creator>
              <dc:date>2023-02-05T09:37:09</dc:date>
            </office:change-info>
          </text:insertion>
        </text:changed-region>
        <text:changed-region xml:id="ct94332628429136" text:id="ct94332628429136">
          <text:insertion>
            <office:change-info>
              <dc:creator>Unknown Author</dc:creator>
              <dc:date>2023-02-05T09:52:30</dc:date>
            </office:change-info>
          </text:insertion>
        </text:changed-region>
        <text:changed-region xml:id="ct94332628428896" text:id="ct94332628428896">
          <text:insertion>
            <office:change-info>
              <dc:creator>Unknown Author</dc:creator>
              <dc:date>2023-02-05T11:17:17</dc:date>
            </office:change-info>
          </text:insertion>
        </text:changed-region>
        <text:changed-region xml:id="ct94332628427760" text:id="ct94332628427760">
          <text:insertion>
            <office:change-info>
              <dc:creator>Unknown Author</dc:creator>
              <dc:date>2023-03-30T10:34:51</dc:date>
            </office:change-info>
          </text:insertion>
        </text:changed-region>
        <text:changed-region xml:id="ct94332628433712" text:id="ct94332628433712">
          <text:insertion>
            <office:change-info>
              <dc:creator>Unknown Author</dc:creator>
              <dc:date>2023-03-30T10:35:00</dc:date>
            </office:change-info>
          </text:insertion>
        </text:changed-region>
        <text:changed-region xml:id="ct94332628453312" text:id="ct94332628453312">
          <text:deletion>
            <office:change-info>
              <dc:creator>Unknown Author</dc:creator>
              <dc:date>2022-04-10T11:29:30</dc:date>
            </office:change-info>
            <text:p text:style-name="P16"><text:s/></text:p>
          </text:deletion>
        </text:changed-region>
        <text:changed-region xml:id="ct94332628453072" text:id="ct94332628453072">
          <text:deletion>
            <office:change-info>
              <dc:creator>Unknown Author</dc:creator>
              <dc:date>2022-04-10T11:29:33</dc:date>
            </office:change-info>
            <text:p text:style-name="P16"><text:s/></text:p>
          </text:deletion>
        </text:changed-region>
        <text:changed-region xml:id="ct94332628454064" text:id="ct94332628454064">
          <text:deletion>
            <office:change-info>
              <dc:creator>Unknown Author</dc:creator>
              <dc:date>2022-04-10T11:29:38</dc:date>
            </office:change-info>
            <text:p text:style-name="P16"><text:s/></text:p>
          </text:deletion>
        </text:changed-region>
        <text:changed-region xml:id="ct94332628448752" text:id="ct94332628448752">
          <text:deletion>
            <office:change-info>
              <dc:creator>Unknown Author</dc:creator>
              <dc:date>2022-04-10T11:39:31</dc:date>
            </office:change-info>
            <text:p text:style-name="P44">s</text:p>
          </text:deletion>
        </text:changed-region>
        <text:changed-region xml:id="ct94332628448464" text:id="ct94332628448464">
          <text:insertion>
            <office:change-info>
              <dc:creator>Unknown Author</dc:creator>
              <dc:date>2022-04-10T11:39:32</dc:date>
            </office:change-info>
          </text:insertion>
        </text:changed-region>
        <text:changed-region xml:id="ct94332628448176" text:id="ct94332628448176">
          <text:deletion>
            <office:change-info>
              <dc:creator>Unknown Author</dc:creator>
              <dc:date>2022-04-10T12:35:20</dc:date>
            </office:change-info>
            <text:p text:style-name="P44">-</text:p>
          </text:deletion>
        </text:changed-region>
        <text:changed-region xml:id="ct94332628422416" text:id="ct94332628422416">
          <text:insertion>
            <office:change-info>
              <dc:creator>Unknown Author</dc:creator>
              <dc:date>2022-04-10T12:35:20</dc:date>
            </office:change-info>
          </text:insertion>
        </text:changed-region>
        <text:changed-region xml:id="ct94332628428560" text:id="ct94332628428560">
          <text:deletion>
            <office:change-info>
              <dc:creator>Unknown Author</dc:creator>
              <dc:date>2022-04-10T11:29:41</dc:date>
            </office:change-info>
            <text:p text:style-name="P44"><text:s/></text:p>
          </text:deletion>
        </text:changed-region>
        <text:changed-region xml:id="ct94332630522064" text:id="ct94332630522064">
          <text:deletion>
            <office:change-info>
              <dc:creator>Unknown Author</dc:creator>
              <dc:date>2022-04-10T11:40:21</dc:date>
            </office:change-info>
            <text:p text:style-name="P44">s</text:p>
          </text:deletion>
        </text:changed-region>
        <text:changed-region xml:id="ct94332628422688" text:id="ct94332628422688">
          <text:insertion>
            <office:change-info>
              <dc:creator>Unknown Author</dc:creator>
              <dc:date>2022-04-10T11:40:21</dc:date>
            </office:change-info>
          </text:insertion>
        </text:changed-region>
        <text:changed-region xml:id="ct94332630580208" text:id="ct94332630580208">
          <text:deletion>
            <office:change-info>
              <dc:creator>Unknown Author</dc:creator>
              <dc:date>2022-04-10T12:35:08</dc:date>
            </office:change-info>
            <text:p text:style-name="P44">-</text:p>
          </text:deletion>
        </text:changed-region>
        <text:changed-region xml:id="ct94332630582304" text:id="ct94332630582304">
          <text:insertion>
            <office:change-info>
              <dc:creator>Unknown Author</dc:creator>
              <dc:date>2022-04-10T12:35:08</dc:date>
            </office:change-info>
          </text:insertion>
        </text:changed-region>
        <text:changed-region xml:id="ct94332630582576" text:id="ct94332630582576">
          <text:deletion>
            <office:change-info>
              <dc:creator>Unknown Author</dc:creator>
              <dc:date>2022-04-10T11:52:01</dc:date>
            </office:change-info>
            <text:p text:style-name="P44"/>
            <text:p text:style-name="P46"/>
          </text:deletion>
        </text:changed-region>
        <text:changed-region xml:id="ct94332630582816" text:id="ct94332630582816">
          <text:deletion>
            <office:change-info>
              <dc:creator>Unknown Author</dc:creator>
              <dc:date>2022-04-10T11:51:43</dc:date>
            </office:change-info>
            <text:p text:style-name="P46">A<text:span text:style-name="T36">n OpenLCB</text:span> node that is a source or consumer of the DCC signal <text:span text:style-name="T35">shall</text:span> conform to <text:span text:style-name="T42">the </text:span>requirements in NMRA </text:p>
          </text:deletion>
        </text:changed-region>
        <text:changed-region xml:id="ct94332630583296" text:id="ct94332630583296">
          <text:deletion>
            <office:change-info>
              <dc:creator>Unknown Author</dc:creator>
              <dc:date>2022-04-10T11:40:45</dc:date>
            </office:change-info>
            <text:p text:style-name="P46">s</text:p>
          </text:deletion>
        </text:changed-region>
        <text:changed-region xml:id="ct94332630583536" text:id="ct94332630583536">
          <text:deletion>
            <office:change-info>
              <dc:creator>Unknown Author</dc:creator>
              <dc:date>2022-04-10T11:51:43</dc:date>
            </office:change-info>
            <text:p text:style-name="P46">tandard S-9.1.2 in order to be consider<text:span text:style-name="T37">ed</text:span> in compliance with this </text:p>
          </text:deletion>
        </text:changed-region>
        <text:changed-region xml:id="ct94332630583776" text:id="ct94332630583776">
          <text:deletion>
            <office:change-info>
              <dc:creator>Unknown Author</dc:creator>
              <dc:date>2022-04-10T11:40:57</dc:date>
            </office:change-info>
            <text:p text:style-name="P46">s</text:p>
          </text:deletion>
        </text:changed-region>
        <text:changed-region xml:id="ct94332630584016" text:id="ct94332630584016">
          <text:deletion>
            <office:change-info>
              <dc:creator>Unknown Author</dc:creator>
              <dc:date>2022-04-10T11:51:43</dc:date>
            </office:change-info>
            <text:p text:style-name="P46">tandard. </text:p>
          </text:deletion>
        </text:changed-region>
        <text:changed-region xml:id="ct94332630584368" text:id="ct94332630584368">
          <text:deletion>
            <office:change-info>
              <dc:creator>Unknown Author</dc:creator>
              <dc:date>2022-04-10T11:29:45</dc:date>
            </office:change-info>
            <text:p text:style-name="P46"><text:s/></text:p>
          </text:deletion>
        </text:changed-region>
        <text:changed-region xml:id="ct94332630584608" text:id="ct94332630584608">
          <text:deletion>
            <office:change-info>
              <dc:creator>Unknown Author</dc:creator>
              <dc:date>2022-04-10T11:52:00</dc:date>
            </office:change-info>
            <text:p text:style-name="P46">The requirements in NMRA </text:p>
          </text:deletion>
        </text:changed-region>
        <text:changed-region xml:id="ct94332630584848" text:id="ct94332630584848">
          <text:deletion>
            <office:change-info>
              <dc:creator>Unknown Author</dc:creator>
              <dc:date>2022-04-10T11:40:48</dc:date>
            </office:change-info>
            <text:p text:style-name="P46">s</text:p>
          </text:deletion>
        </text:changed-region>
        <text:changed-region xml:id="ct94332630585168" text:id="ct94332630585168">
          <text:deletion>
            <office:change-info>
              <dc:creator>Unknown Author</dc:creator>
              <dc:date>2022-04-10T11:52:00</dc:date>
            </office:change-info>
            <text:p text:style-name="P46">tandard S-9.1.2 are not applicable to <text:span text:style-name="T36">OpenLCB </text:span>nodes that do not source or consume a DCC signal.</text:p>
          </text:deletion>
        </text:changed-region>
        <text:changed-region xml:id="ct94332630585408" text:id="ct94332630585408">
          <text:deletion>
            <office:change-info>
              <dc:creator>Unknown Author</dc:creator>
              <dc:date>2022-04-10T11:55:50</dc:date>
            </office:change-info>
            <text:p text:style-name="P26"><text:span text:style-name="T46">T</text:span></text:p>
          </text:deletion>
        </text:changed-region>
        <text:changed-region xml:id="ct94332630583056" text:id="ct94332630583056">
          <text:deletion>
            <office:change-info>
              <dc:creator>Unknown Author</dc:creator>
              <dc:date>2022-04-10T11:42:54</dc:date>
            </office:change-info>
            <text:p text:style-name="P26"><text:span text:style-name="T46">hough t</text:span></text:p>
          </text:deletion>
        </text:changed-region>
        <text:changed-region xml:id="ct94332630585968" text:id="ct94332630585968">
          <text:deletion>
            <office:change-info>
              <dc:creator>Unknown Author</dc:creator>
              <dc:date>2022-04-10T11:55:50</dc:date>
            </office:change-info>
            <text:p text:style-name="P26"><text:span text:style-name="T46">he</text:span></text:p>
          </text:deletion>
        </text:changed-region>
        <text:changed-region xml:id="ct94332630586208" text:id="ct94332630586208">
          <text:insertion>
            <office:change-info>
              <dc:creator>Unknown Author</dc:creator>
              <dc:date>2022-04-10T11:55:50</dc:date>
            </office:change-info>
          </text:insertion>
        </text:changed-region>
        <text:changed-region xml:id="ct94332630586448" text:id="ct94332630586448">
          <text:deletion>
            <office:change-info>
              <dc:creator>Unknown Author</dc:creator>
              <dc:date>2022-04-10T11:41:18</dc:date>
            </office:change-info>
            <text:p text:style-name="P26"><text:span text:style-name="T46">s</text:span></text:p>
          </text:deletion>
        </text:changed-region>
        <text:changed-region xml:id="ct94332628450736" text:id="ct94332628450736">
          <text:insertion>
            <office:change-info>
              <dc:creator>Unknown Author</dc:creator>
              <dc:date>2022-04-10T11:41:18</dc:date>
            </office:change-info>
          </text:insertion>
        </text:changed-region>
        <text:changed-region xml:id="ct94332630587760" text:id="ct94332630587760">
          <text:deletion>
            <office:change-info>
              <dc:creator>Unknown Author</dc:creator>
              <dc:date>2022-04-10T12:35:17</dc:date>
            </office:change-info>
            <text:p text:style-name="P26"><text:span text:style-name="T46">-</text:span></text:p>
          </text:deletion>
        </text:changed-region>
        <text:changed-region xml:id="ct94332630588176" text:id="ct94332630588176">
          <text:insertion>
            <office:change-info>
              <dc:creator>Unknown Author</dc:creator>
              <dc:date>2022-04-10T12:35:17</dc:date>
            </office:change-info>
          </text:insertion>
        </text:changed-region>
        <text:changed-region xml:id="ct94332630589376" text:id="ct94332630589376">
          <text:deletion>
            <office:change-info>
              <dc:creator>Unknown Author</dc:creator>
              <dc:date>2022-04-10T11:43:05</dc:date>
            </office:change-info>
            <text:p text:style-name="P26"><text:span text:style-name="T46">a</text:span></text:p>
          </text:deletion>
        </text:changed-region>
        <text:changed-region xml:id="ct94332630590816" text:id="ct94332630590816">
          <text:insertion>
            <office:change-info>
              <dc:creator>Unknown Author</dc:creator>
              <dc:date>2022-04-10T11:43:05</dc:date>
            </office:change-info>
          </text:insertion>
        </text:changed-region>
        <text:changed-region xml:id="ct94332630591056" text:id="ct94332630591056">
          <text:deletion>
            <office:change-info>
              <dc:creator>Unknown Author</dc:creator>
              <dc:date>2022-04-10T11:43:10</dc:date>
            </office:change-info>
            <text:p text:style-name="P26"><text:span text:style-name="T46">a unipolar</text:span></text:p>
          </text:deletion>
        </text:changed-region>
        <text:changed-region xml:id="ct94332630593952" text:id="ct94332630593952">
          <text:insertion>
            <office:change-info>
              <dc:creator>Unknown Author</dc:creator>
              <dc:date>2022-04-10T11:43:10</dc:date>
            </office:change-info>
          </text:insertion>
        </text:changed-region>
        <text:changed-region xml:id="ct94332630594192" text:id="ct94332630594192">
          <text:insertion>
            <office:change-info>
              <dc:creator>Unknown Author</dc:creator>
              <dc:date>2022-04-10T11:43:14</dc:date>
            </office:change-info>
          </text:insertion>
        </text:changed-region>
        <text:changed-region xml:id="ct94332630597088" text:id="ct94332630597088">
          <text:deletion>
            <office:change-info>
              <dc:creator>Unknown Author</dc:creator>
              <dc:date>2022-04-10T11:43:31</dc:date>
            </office:change-info>
            <text:p text:style-name="P26"><text:span text:style-name="T46">,</text:span></text:p>
          </text:deletion>
        </text:changed-region>
        <text:changed-region xml:id="ct94332630598624" text:id="ct94332630598624">
          <text:insertion>
            <office:change-info>
              <dc:creator>Unknown Author</dc:creator>
              <dc:date>2022-04-10T11:43:31</dc:date>
            </office:change-info>
          </text:insertion>
        </text:changed-region>
        <text:changed-region xml:id="ct94332630600192" text:id="ct94332630600192">
          <text:deletion>
            <office:change-info>
              <dc:creator>Unknown Author</dc:creator>
              <dc:date>2022-04-10T11:43:28</dc:date>
            </office:change-info>
            <text:p text:style-name="P26"><text:span text:style-name="T46">an OpenLCB source node shall only be permitted to use a</text:span><text:span text:style-name="T48"> bipolar signal, </text:span></text:p>
          </text:deletion>
        </text:changed-region>
        <text:changed-region xml:id="ct94332630604064" text:id="ct94332630604064">
          <text:deletion>
            <office:change-info>
              <dc:creator>Unknown Author</dc:creator>
              <dc:date>2022-04-10T11:43:50</dc:date>
            </office:change-info>
            <text:p text:style-name="P26"><text:span text:style-name="T48">s</text:span></text:p>
          </text:deletion>
        </text:changed-region>
        <text:changed-region xml:id="ct94332630605632" text:id="ct94332630605632">
          <text:insertion>
            <office:change-info>
              <dc:creator>Unknown Author</dc:creator>
              <dc:date>2022-04-10T11:43:50</dc:date>
            </office:change-info>
          </text:insertion>
        </text:changed-region>
        <text:changed-region xml:id="ct94332630607248" text:id="ct94332630607248">
          <text:deletion>
            <office:change-info>
              <dc:creator>Unknown Author</dc:creator>
              <dc:date>2022-04-10T12:35:19</dc:date>
            </office:change-info>
            <text:p text:style-name="P26"><text:span text:style-name="T48">-</text:span></text:p>
          </text:deletion>
        </text:changed-region>
        <text:changed-region xml:id="ct94332630609216" text:id="ct94332630609216">
          <text:insertion>
            <office:change-info>
              <dc:creator>Unknown Author</dc:creator>
              <dc:date>2022-04-10T12:35:19</dc:date>
            </office:change-info>
          </text:insertion>
        </text:changed-region>
        <text:changed-region xml:id="ct94332630610832" text:id="ct94332630610832">
          <text:deletion>
            <office:change-info>
              <dc:creator>Unknown Author</dc:creator>
              <dc:date>2022-04-10T11:29:49</dc:date>
            </office:change-info>
            <text:p text:style-name="P26"><text:span text:style-name="T48"><text:s/></text:span></text:p>
          </text:deletion>
        </text:changed-region>
        <text:changed-region xml:id="ct94332630600432" text:id="ct94332630600432">
          <text:insertion>
            <office:change-info>
              <dc:creator>Unknown Author</dc:creator>
              <dc:date>2022-04-10T11:56:46</dc:date>
            </office:change-info>
          </text:insertion>
        </text:changed-region>
        <text:changed-region xml:id="ct94332630613408" text:id="ct94332630613408">
          <text:insertion>
            <office:change-info>
              <dc:creator>Unknown Author</dc:creator>
              <dc:date>2022-04-10T11:57:14</dc:date>
            </office:change-info>
          </text:insertion>
        </text:changed-region>
        <text:changed-region xml:id="ct94332630613648" text:id="ct94332630613648">
          <text:insertion>
            <office:change-info>
              <dc:creator>Unknown Author</dc:creator>
              <dc:date>2022-04-10T11:58:02</dc:date>
            </office:change-info>
          </text:insertion>
        </text:changed-region>
        <text:changed-region xml:id="ct94332630614160" text:id="ct94332630614160">
          <text:insertion>
            <office:change-info>
              <dc:creator>Unknown Author</dc:creator>
              <dc:date>2022-04-10T12:37:59</dc:date>
            </office:change-info>
          </text:insertion>
        </text:changed-region>
        <text:changed-region xml:id="ct94332627680560" text:id="ct94332627680560">
          <text:insertion>
            <office:change-info>
              <dc:creator>Unknown Author</dc:creator>
              <dc:date>2022-04-10T12:38:00</dc:date>
            </office:change-info>
          </text:insertion>
        </text:changed-region>
        <text:changed-region xml:id="ct94332627787920" text:id="ct94332627787920">
          <text:deletion>
            <office:change-info>
              <dc:creator>Unknown Author</dc:creator>
              <dc:date>2022-04-10T11:49:55</dc:date>
            </office:change-info>
            <text:p text:style-name="P47"/>
            <text:p text:style-name="P47"/>
          </text:deletion>
        </text:changed-region>
        <text:changed-region xml:id="ct94332630575712" text:id="ct94332630575712">
          <text:insertion>
            <office:change-info>
              <dc:creator>Unknown Author</dc:creator>
              <dc:date>2022-11-06T10:56:13</dc:date>
            </office:change-info>
          </text:insertion>
        </text:changed-region>
        <text:changed-region xml:id="ct94332627772944" text:id="ct94332627772944">
          <text:insertion>
            <office:change-info>
              <dc:creator>Unknown Author</dc:creator>
              <dc:date>2022-11-06T10:54:22</dc:date>
            </office:change-info>
          </text:insertion>
        </text:changed-region>
        <text:changed-region xml:id="ct94332630612576" text:id="ct94332630612576">
          <text:deletion>
            <office:change-info>
              <dc:creator>Unknown Author</dc:creator>
              <dc:date>2022-11-06T10:16:20</dc:date>
            </office:change-info>
            <text:p text:style-name="P48"><text:span text:style-name="T39">20</text:span></text:p>
          </text:deletion>
        </text:changed-region>
        <text:changed-region xml:id="ct94332630592928" text:id="ct94332630592928">
          <text:insertion>
            <office:change-info>
              <dc:creator>Unknown Author</dc:creator>
              <dc:date>2022-11-06T10:16:20</dc:date>
            </office:change-info>
          </text:insertion>
        </text:changed-region>
        <text:changed-region xml:id="ct94332628449312" text:id="ct94332628449312">
          <text:deletion>
            <office:change-info>
              <dc:creator>Unknown Author</dc:creator>
              <dc:date>2022-11-06T10:16:40</dc:date>
            </office:change-info>
            <text:p text:style-name="P48"><text:span text:style-name="T39">frequencies up to 1 MHz</text:span></text:p>
          </text:deletion>
        </text:changed-region>
        <text:changed-region xml:id="ct94332628449648" text:id="ct94332628449648">
          <text:insertion>
            <office:change-info>
              <dc:creator>Unknown Author</dc:creator>
              <dc:date>2022-11-06T10:16:40</dc:date>
            </office:change-info>
          </text:insertion>
        </text:changed-region>
        <text:changed-region xml:id="ct94332630609584" text:id="ct94332630609584">
          <text:deletion>
            <office:change-info>
              <dc:creator>Unknown Author</dc:creator>
              <dc:date>2022-04-10T11:49:55</dc:date>
            </office:change-info>
            <text:p text:style-name="P48"/>
            <text:p text:style-name="P43">DCC <text:span text:style-name="T41">signal </text:span>source nodes shall reference ALT_<text:span text:style-name="T40">L</text:span> / ALT_<text:span text:style-name="T40">H</text:span> to PWR_NEG. </text:p>
          </text:deletion>
        </text:changed-region>
        <text:changed-region xml:id="ct94332630610064" text:id="ct94332630610064">
          <text:deletion>
            <office:change-info>
              <dc:creator>Unknown Author</dc:creator>
              <dc:date>2022-04-10T11:29:53</dc:date>
            </office:change-info>
            <text:p text:style-name="P43"><text:s/></text:p>
          </text:deletion>
        </text:changed-region>
        <text:changed-region xml:id="ct94332630610336" text:id="ct94332630610336">
          <text:deletion>
            <office:change-info>
              <dc:creator>Unknown Author</dc:creator>
              <dc:date>2022-04-10T11:49:54</dc:date>
            </office:change-info>
            <text:p text:style-name="P43"><text:span text:style-name="T45">DCC signal source nodes shall not drive ALT_L / ALT_H to exceed +/-22 volts as referenced to each other or to PWR_NEG measured at the DCC signal source node into a 1K load.</text:span></text:p>
          </text:deletion>
        </text:changed-region>
        <text:changed-region xml:id="ct94332630610576" text:id="ct94332630610576">
          <text:deletion>
            <office:change-info>
              <dc:creator>Unknown Author</dc:creator>
              <dc:date>2022-04-10T11:29:56</dc:date>
            </office:change-info>
            <text:p text:style-name="P25"><text:s/></text:p>
          </text:deletion>
        </text:changed-region>
        <text:changed-region xml:id="ct94332630604544" text:id="ct94332630604544">
          <text:insertion>
            <office:change-info>
              <dc:creator>Unknown Author</dc:creator>
              <dc:date>2022-04-10T11:50:19</dc:date>
            </office:change-info>
          </text:insertion>
        </text:changed-region>
        <text:changed-region xml:id="ct94332630604304" text:id="ct94332630604304">
          <text:insertion>
            <office:change-info>
              <dc:creator>Unknown Author</dc:creator>
              <dc:date>2022-04-10T11:52:03</dc:date>
            </office:change-info>
          </text:insertion>
        </text:changed-region>
        <text:changed-region xml:id="ct94332630628560" text:id="ct94332630628560">
          <text:deletion>
            <office:change-info>
              <dc:creator>Unknown Author</dc:creator>
              <dc:date>2022-04-10T11:30:01</dc:date>
            </office:change-info>
            <text:p text:style-name="Standard"><text:s text:c="2"/></text:p>
          </text:deletion>
        </text:changed-region>
        <text:changed-region xml:id="ct94332630605328" text:id="ct94332630605328">
          <text:deletion>
            <office:change-info>
              <dc:creator>Unknown Author</dc:creator>
              <dc:date>2022-04-10T11:30:06</dc:date>
            </office:change-info>
            <text:p text:style-name="Standard"><text:s/></text:p>
          </text:deletion>
        </text:changed-region>
        <text:changed-region xml:id="ct94332630613072" text:id="ct94332630613072">
          <text:deletion>
            <office:change-info>
              <dc:creator>Unknown Author</dc:creator>
              <dc:date>2022-04-10T11:30:09</dc:date>
            </office:change-info>
            <text:p text:style-name="Standard"><text:s/></text:p>
          </text:deletion>
        </text:changed-region>
        <text:changed-region xml:id="ct94332630599344" text:id="ct94332630599344">
          <text:deletion>
            <office:change-info>
              <dc:creator>Unknown Author</dc:creator>
              <dc:date>2022-04-10T11:30:12</dc:date>
            </office:change-info>
            <text:p text:style-name="P18"><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3"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94332630493424"/><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7">In this document</text:span><text:span text:style-name="T28"> </text:span></text:p>
      <text:list xml:id="list151657554193357" text:continue-numbering="true" text:style-name="L1">
        <text:list-item>
          <text:p text:style-name="P40"><text:span text:style-name="T15">“RJ45” refers to the miniature 8 position unkeyed plug and jack defined in sections Section 6.1.1.3 </text:span><text:change text:change-id="ct94332630522784"/><text:span text:style-name="T15">and Section 6.1.1.4, respectively, of the TIA-968-A specification.</text:span><text:span text:style-name="T17"> </text:span></text:p>
        </text:list-item>
        <text:list-item>
          <text:p text:style-name="P40"><text:span text:style-name="T15">“UTP” refers to CAT-3 or better cable as defined in TIA/EIA-568-B or the successor TIA/EIA- 568-C.</text:span><text:span text:style-name="T17"> This specifically includes CAT-5e cable.</text:span></text:p>
        </text:list-item>
        <text:list-item>
          <text:p text:style-name="P41">“CAN” refers to the electrical and protocol specifications as defined in ISO 11898-1:2003 and ISO 11898-2:2003 and their successors. <text:change text:change-id="ct94332630522496"/><text:change-start text:change-id="ct94332630497440"/></text:p>
        </text:list-item>
        <text:list-item>
          <text:p text:style-name="P41"><text:span text:style-name="T16">NMRA S-9.1.2 Power Station Interface, which s</text:span><text:span text:style-name="T25">pecifies options for interfacing DCC Command Stations with DCC Power Stations.</text:span></text:p>
        </text:list-item>
      </text:list>
      <text:p text:style-name="P27"><text:change-end text:change-id="ct94332630497440"/><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94332630438672"/></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3">TIA/EIA-568-A<text:line-break/></text:span><text:span text:style-name="T12">(Informative)</text:span><text:span text:style-name="T11"> </text:span></text:p>
          </table:table-cell>
          <table:table-cell table:style-name="Table2.D1" office:value-type="string">
            <text:p text:style-name="P19"><text:span text:style-name="T13">TIA/EIA-568-B<text:line-break/></text:span><text:span text:style-name="T12">(Informative) </text:span></text:p>
          </table:table-cell>
        </table:table-row>
        <table:table-row>
          <table:table-cell table:style-name="Table2.A2" office:value-type="float" office:value="1">
            <text:p text:style-name="P19">1</text:p>
          </table:table-cell>
          <table:table-cell table:style-name="Table2.B2" office:value-type="string">
            <text:p text:style-name="P19">CAN_H</text:p>
          </table:table-cell>
          <table:table-cell table:style-name="Table2.C2" office:value-type="string">
            <text:p text:style-name="P19">white/green</text:p>
          </table:table-cell>
          <table:table-cell table:style-name="Table2.D2" office:value-type="string">
            <text:p text:style-name="P19">white/orange</text:p>
          </table:table-cell>
        </table:table-row>
        <table:table-row>
          <table:table-cell table:style-name="Table2.A2" office:value-type="float" office:value="2">
            <text:p text:style-name="P19">2</text:p>
          </table:table-cell>
          <table:table-cell table:style-name="Table2.B2" office:value-type="string">
            <text:p text:style-name="P19">CAN_L</text:p>
          </table:table-cell>
          <table:table-cell table:style-name="Table2.C2" office:value-type="string">
            <text:p text:style-name="P19">green</text:p>
          </table:table-cell>
          <table:table-cell table:style-name="Table2.D2" office:value-type="string">
            <text:p text:style-name="P19">orange</text:p>
          </table:table-cell>
        </table:table-row>
        <table:table-row>
          <table:table-cell table:style-name="Table2.A2" office:value-type="float" office:value="3">
            <text:p text:style-name="P19">3</text:p>
          </table:table-cell>
          <table:table-cell table:style-name="Table2.B2" office:value-type="string">
            <text:p text:style-name="P19">CAN_GND</text:p>
          </table:table-cell>
          <table:table-cell table:style-name="Table2.C2" office:value-type="string">
            <text:p text:style-name="P19">white/orange</text:p>
          </table:table-cell>
          <table:table-cell table:style-name="Table2.D2" office:value-type="string">
            <text:p text:style-name="P19">white/green</text:p>
          </table:table-cell>
        </table:table-row>
        <table:table-row>
          <table:table-cell table:style-name="Table2.A2" office:value-type="float" office:value="4">
            <text:p text:style-name="P19">4</text:p>
          </table:table-cell>
          <table:table-cell table:style-name="Table2.B2" office:value-type="string">
            <text:p text:style-name="P20">ALT_L</text:p>
          </table:table-cell>
          <table:table-cell table:style-name="Table2.C2" office:value-type="string">
            <text:p text:style-name="P19">blue</text:p>
          </table:table-cell>
          <table:table-cell table:style-name="Table2.D2" office:value-type="string">
            <text:p text:style-name="P19">blue</text:p>
          </table:table-cell>
        </table:table-row>
        <table:table-row>
          <table:table-cell table:style-name="Table2.A2" office:value-type="float" office:value="5">
            <text:p text:style-name="P19">5</text:p>
          </table:table-cell>
          <table:table-cell table:style-name="Table2.B2" office:value-type="string">
            <text:p text:style-name="P20">ALT_H</text:p>
          </table:table-cell>
          <table:table-cell table:style-name="Table2.C2" office:value-type="string">
            <text:p text:style-name="P19">white/blue</text:p>
          </table:table-cell>
          <table:table-cell table:style-name="Table2.D2" office:value-type="string">
            <text:p text:style-name="P19">white/blue</text:p>
          </table:table-cell>
        </table:table-row>
        <table:table-row>
          <table:table-cell table:style-name="Table2.A2" office:value-type="float" office:value="6">
            <text:p text:style-name="P19">6</text:p>
          </table:table-cell>
          <table:table-cell table:style-name="Table2.B2" office:value-type="string">
            <text:p text:style-name="P19">CAN_SHIELD</text:p>
          </table:table-cell>
          <table:table-cell table:style-name="Table2.C2" office:value-type="string">
            <text:p text:style-name="P19">orange</text:p>
          </table:table-cell>
          <table:table-cell table:style-name="Table2.D2" office:value-type="string">
            <text:p text:style-name="P19">green</text:p>
          </table:table-cell>
        </table:table-row>
        <table:table-row>
          <table:table-cell table:style-name="Table2.A2" office:value-type="float" office:value="7">
            <text:p text:style-name="P19">7</text:p>
          </table:table-cell>
          <table:table-cell table:style-name="Table2.B2" office:value-type="string">
            <text:p text:style-name="P19">PWR_NEG</text:p>
          </table:table-cell>
          <table:table-cell table:style-name="Table2.C2" office:value-type="string">
            <text:p text:style-name="P19">white/brown</text:p>
          </table:table-cell>
          <table:table-cell table:style-name="Table2.D2" office:value-type="string">
            <text:p text:style-name="P19">white/brown</text:p>
          </table:table-cell>
        </table:table-row>
        <table:table-row>
          <table:table-cell table:style-name="Table2.A2" office:value-type="float" office:value="8">
            <text:p text:style-name="P19">8</text:p>
          </table:table-cell>
          <table:table-cell table:style-name="Table2.B2" office:value-type="string">
            <text:p text:style-name="P19">PWR_POS</text:p>
          </table:table-cell>
          <table:table-cell table:style-name="Table2.C2" office:value-type="string">
            <text:p text:style-name="P19">brown</text:p>
          </table:table-cell>
          <table:table-cell table:style-name="Table2.D2" office:value-type="string">
            <text:p text:style-name="P19">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29">Cables, including cables attached to nodes, shall carry conductors 1 &amp; 2 as a pair, and conductors 3 &amp; 6 </text:span>as a pair. </text:p>
      <text:p text:style-name="Standard">Cables may, but are not required to, carry conductors 4 <text:span text:style-name="T32">and</text:span> 5. Conductors 4 and 5, if present, shall be carried as a pair. </text:p>
      <text:p text:style-name="Standard">Cables may, but are not required to, carry conductors 7 <text:span text:style-name="T32">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94332679962816"/><text:span text:style-name="T8"> </text:span><text:change-end text:change-id="ct94332679962816"/><text:span text:style-name="T7">volts AC</text:span><text:change-start text:change-id="ct94332713176496"/><text:span text:style-name="T7"> </text:span><text:span text:style-name="T10">(peak)</text:span><text:change-end text:change-id="ct94332713176496"/><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94332705727808"/><text:span text:style-name="T62">(peak) </text:span><text:change-end text:change-id="ct94332705727808"/>or either polarity DC on the PWR_NEG / PWR_POS conductors shall not permanently damage the node.</text:p>
      <text:h text:style-name="P34" text:outline-level="1"><text:bookmark-start text:name="__RefHeading___Toc8163_3401081031"/><text:span text:style-name="T31">Data Transport (Normative)</text:span><text:span text:style-name="T30">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332628429376"/></text:p>
      <text:h text:style-name="P38" text:outline-level="2">CAN Bit Timing<text:change-end text:change-id="ct94332628429376"/><text:change-start text:change-id="ct94332630496576"/></text:h>
      <text:p text:style-name="P29">A node shall have its CAN bit timing configured<text:note text:id="ftn1" text:note-class="footnote"><text:note-citation>1</text:note-citation><text:note-body><text:p text:style-name="P30"><text:change-start text:change-id="ct94332630438096"/><text:span text:style-name="T26">T</text:span>here are specific recommended values in the OpenLCB CAN Physical Te<text:change-end text:change-id="ct94332630438096"/><text:change-start text:change-id="ct94332630493664"/>chnical Note.<text:change-end text:change-id="ct94332630493664"/></text:p></text:note-body></text:note> to support a maximum bus length of <text:span text:style-name="T60">at least</text:span> 300m and peer <text:change-end text:change-id="ct94332630496576"/><text:change-start text:change-id="ct94332630493952"/>clock tolerance of 0.9% <text:change-end text:change-id="ct94332630493952"/><text:change-start text:change-id="ct94332628429136"/><text:span text:style-name="T58">across the minimum ambient </text:span><text:span text:style-name="T60">operating </text:span><text:span text:style-name="T58">temperature range of 0</text:span><text:span text:style-name="T59">°</text:span><text:span text:style-name="T58">C to 50</text:span><text:span text:style-name="T59">°</text:span><text:span text:style-name="T58">C</text:span><text:change-end text:change-id="ct94332628429136"/><text:change-start text:change-id="ct94332628428896"/><text:span text:style-name="T58">.</text:span><text:change-end text:change-id="ct94332628428896"/><text:change-start text:change-id="ct94332628427760"/><text:span text:style-name="T58"> </text:span><text:span text:style-name="T61">No</text:span><text:change-end text:change-id="ct94332628427760"/><text:change-start text:change-id="ct94332628433712"/><text:span text:style-name="T61">des shall have an oscillator tolerance of 0.9% or better.</text:span><text:change-end text:change-id="ct94332628433712"/></text:p>
      <text:h text:style-name="P36" text:outline-level="1"><text:bookmark-start text:name="__RefHeading___Toc8165_3401081031"/>ALT_L / ALT_H<text:bookmark-end text:name="__RefHeading___Toc8165_3401081031"/></text:h>
      <text:p text:style-name="P16">The ALT_L / ALT_H pins 4 and 5 are available for alternate uses. <text:change text:change-id="ct94332628453312"/>This section describes the currently approved uses for the ALT_L / ALT_H conductors. <text:change text:change-id="ct94332628453072"/>Additional uses may be approved <text:span text:style-name="T33">and added to this document </text:span>in the future. <text:change text:change-id="ct94332628454064"/><text:span text:style-name="T38">All uses of ALT_L/ALT_H shall be visibly labeled on the node, and documented in the accompanying product literature.</text:span></text:p>
      <text:h text:style-name="P39" text:outline-level="2"><text:bookmark-start text:name="__RefHeading___Toc8167_3401081031"/>DCC Signal<text:bookmark-end text:name="__RefHeading___Toc8167_3401081031"/></text:h>
      <text:p text:style-name="P44">NMRA <text:change text:change-id="ct94332628448752"/><text:change-start text:change-id="ct94332628448464"/><text:span text:style-name="T49">S</text:span><text:change-end text:change-id="ct94332628448464"/>tandard S<text:change text:change-id="ct94332628448176"/><text:change-start text:change-id="ct94332628422416"/><text:span text:style-name="T52">‑</text:span><text:change-end text:change-id="ct94332628422416"/>9.1.2 defines the “Power Station Interface” for DCC power stations, more commonly known as DCC boosters. <text:change text:change-id="ct94332628428560"/>ALT_L / ALT_H may, but <text:span text:style-name="T35">are</text:span> not required to, be used to carry the “Power Station Interface” signals as described in NMRA <text:change text:change-id="ct94332630522064"/><text:change-start text:change-id="ct94332628422688"/><text:span text:style-name="T49">S</text:span><text:change-end text:change-id="ct94332628422688"/>tandard S<text:change text:change-id="ct94332630580208"/><text:change-start text:change-id="ct94332630582304"/><text:span text:style-name="T52">‑</text:span><text:change-end text:change-id="ct94332630582304"/>9.1.2.<text:change text:change-id="ct94332630582576"/><text:change text:change-id="ct94332630582816"/><text:change text:change-id="ct94332630583296"/><text:change text:change-id="ct94332630583536"/><text:change text:change-id="ct94332630583776"/><text:change text:change-id="ct94332630584016"/><text:change text:change-id="ct94332630584368"/><text:change text:change-id="ct94332630584608"/><text:change text:change-id="ct94332630584848"/><text:change text:change-id="ct94332630585168"/></text:p>
      <text:p text:style-name="P26"><text:change text:change-id="ct94332630585408"/><text:change text:change-id="ct94332630583056"/><text:change text:change-id="ct94332630585968"/><text:change-start text:change-id="ct94332630586208"/><text:span text:style-name="T23">The</text:span><text:change-end text:change-id="ct94332630586208"/><text:span text:style-name="T46"> NMRA </text:span><text:change text:change-id="ct94332630586448"/><text:change-start text:change-id="ct94332628450736"/><text:span text:style-name="T21">S</text:span><text:change-end text:change-id="ct94332628450736"/><text:span text:style-name="T46">tandard S</text:span><text:change text:change-id="ct94332630587760"/><text:change-start text:change-id="ct94332630588176"/><text:span text:style-name="T52">‑</text:span><text:change-end text:change-id="ct94332630588176"/><text:span text:style-name="T46">9.1.2 </text:span><text:change text:change-id="ct94332630589376"/><text:change-start text:change-id="ct94332630590816"/><text:span text:style-name="T49">only a</text:span><text:change-end text:change-id="ct94332630590816"/><text:span text:style-name="T46">llows for </text:span><text:change text:change-id="ct94332630591056"/><text:change-start text:change-id="ct94332630593952"/><text:span text:style-name="T21">bipolar</text:span><text:change-end text:change-id="ct94332630593952"/><text:span text:style-name="T46"> signal</text:span><text:change-start text:change-id="ct94332630594192"/><text:span text:style-name="T49">s</text:span><text:change-end text:change-id="ct94332630594192"/><text:change text:change-id="ct94332630597088"/><text:change-start text:change-id="ct94332630598624"/><text:span text:style-name="T46">.</text:span><text:change-end text:change-id="ct94332630598624"/><text:span text:style-name="T46"> </text:span><text:change text:change-id="ct94332630600192"/><text:span text:style-name="T48">ALT_L shall be the “negative” voltage and </text:span><text:soft-page-break/><text:span text:style-name="T48">ALT_H shall be the “positive” voltage during the first half of a DCC bit as described in the NMRA </text:span><text:change text:change-id="ct94332630604064"/><text:change-start text:change-id="ct94332630605632"/><text:span text:style-name="T21">S</text:span><text:change-end text:change-id="ct94332630605632"/><text:span text:style-name="T48">tandard S</text:span><text:change text:change-id="ct94332630607248"/><text:change-start text:change-id="ct94332630609216"/><text:span text:style-name="T52">‑</text:span><text:change-end text:change-id="ct94332630609216"/><text:span text:style-name="T48">9.1.2. </text:span><text:change text:change-id="ct94332630610832"/><text:span text:style-name="T48">The polarity shall be reversed during the second half of the DCC bit.</text:span><text:change-start text:change-id="ct94332630600432"/></text:p>
      <text:p text:style-name="P47"><text:span text:style-name="T51">CAN_GND and CAN_SHIELD</text:span><text:change-end text:change-id="ct94332630600432"/><text:change-start text:change-id="ct94332630613408"/><text:span text:style-name="T51"> shall be used as the “reference” ground </text:span><text:span text:style-name="T23">if</text:span><text:span text:style-name="T51"> </text:span><text:change-end text:change-id="ct94332630613408"/><text:change-start text:change-id="ct94332630613648"/><text:span text:style-name="T51">NMRA S</text:span><text:span text:style-name="T52">‑</text:span><text:span text:style-name="T51">9.1.2 Driver/Receiver Interface mode is used.</text:span><text:change-end text:change-id="ct94332630613648"/><text:change-start text:change-id="ct94332630614160"/><text:span text:style-name="T51"> </text:span><text:change-end text:change-id="ct94332630614160"/><text:change-start text:change-id="ct94332627680560"/><text:span text:style-name="T53">CAN_GND, CAN_SHIELD, PWR_NEG, </text:span><text:span text:style-name="T57">and the outside shielding of a potential STP cable</text:span><text:span text:style-name="T53"> shall not be </text:span><text:span text:style-name="T24">utilized</text:span><text:span text:style-name="T53"> to satisfy </text:span><text:span text:style-name="T54">any </text:span><text:span text:style-name="T53">NMRA S</text:span><text:span text:style-name="T52">‑</text:span><text:span text:style-name="T53">9.1.2 requirement</text:span><text:span text:style-name="T54">s</text:span><text:span text:style-name="T53"> for a Power Station Interface “common”.</text:span><text:change-end text:change-id="ct94332627680560"/><text:change text:change-id="ct94332627787920"/><text:change-start text:change-id="ct94332630575712"/></text:p>
      <text:p text:style-name="P28"><text:change-end text:change-id="ct94332630575712"/><text:change-start text:change-id="ct94332627772944"/>A Full Scale Interface DCC signal consumer shall not assume that ALT_L and ALT_H signals are referenced to CAN_GND, but support arbitrary common mode voltages, including when these signals are floating (galvanically isolated) from CAN_GND.</text:p>
      <text:p text:style-name="P28">A Full Scale Interface DCC signal source may, but is not required to produce the ALT_L and ALT_H signals as referenced to CAN_GND.</text:p>
      <text:p text:style-name="P48"><text:change-end text:change-id="ct94332627772944"/><text:span text:style-name="T56">ALT_L and ALT_H shall not have a connection to CAN_GND, CAN_SHEILD, PWR_NEG, or any other signal in the physical interconnection described in section </text:span><text:span text:style-name="T56"><text:bookmark-ref text:reference-format="chapter" text:ref-name="__RefHeading__1778_1550964118">4</text:bookmark-ref></text:span><text:span text:style-name="T56"><text:s/></text:span><text:span text:style-name="T39">that is less than </text:span><text:change text:change-id="ct94332630612576"/><text:change-start text:change-id="ct94332630592928"/><text:span text:style-name="T55">4</text:span><text:change-end text:change-id="ct94332630592928"/><text:span text:style-name="T39">K ohms impedance at </text:span><text:change text:change-id="ct94332628449312"/><text:change-start text:change-id="ct94332628449648"/><text:span text:style-name="T55">DC</text:span><text:change-end text:change-id="ct94332628449648"/><text:span text:style-name="T39"> </text:span><text:span text:style-name="T56">in any DCC </text:span><text:span text:style-name="T41">signal </text:span><text:span text:style-name="T56">consumer node.</text:span><text:change text:change-id="ct94332630609584"/><text:change text:change-id="ct94332630610064"/><text:change text:change-id="ct94332630610336"/></text:p>
      <text:p text:style-name="P25">A node t<text:span text:style-name="T39">hat either sources</text:span> or consumes the DCC signal shall be permanently labeled as such in a location visible to the user. <text:change text:change-id="ct94332630610576"/>Nodes that do not supply or consume the DCC signal do not require labeling, even though all nodes are required to pass through the ALT_L / ALT_H signals, <text:span text:style-name="T34">regardless as to whether they consume or source these signals.</text:span><text:change-start text:change-id="ct94332630604544"/></text:p>
      <text:p text:style-name="P26"><text:span text:style-name="T47">A</text:span><text:span text:style-name="T36">n OpenLCB</text:span><text:span text:style-name="T47"> node that is a source or consumer of the DCC signal </text:span><text:span text:style-name="T35">shall</text:span><text:span text:style-name="T47"> conform to </text:span><text:span text:style-name="T42">the </text:span><text:span text:style-name="T47">requirements in NMRA </text:span><text:span text:style-name="T49">S</text:span><text:span text:style-name="T47">tandard S</text:span><text:span text:style-name="T52">‑</text:span><text:span text:style-name="T47">9.1.2 in order to be consider</text:span><text:span text:style-name="T37">ed</text:span><text:span text:style-name="T47"> in compliance with this </text:span><text:span text:style-name="T49">S</text:span><text:span text:style-name="T47">tandard. </text:span><text:span text:style-name="T50">Please </text:span><text:span text:style-name="T22">refer to</text:span><text:span text:style-name="T50"> NMRA Standard S</text:span><text:span text:style-name="T52">‑</text:span><text:span text:style-name="T50">9.1.2 for any additional requirements.</text:span><text:change-end text:change-id="ct94332630604544"/><text:change-start text:change-id="ct94332630604304"/><text:span text:style-name="T50"> </text:span><text:span text:style-name="T47">The requirements in NMRA </text:span><text:span text:style-name="T49">S</text:span><text:span text:style-name="T47">tandard S</text:span><text:span text:style-name="T52">‑</text:span><text:span text:style-name="T47">9.1.2 are not applicable to </text:span><text:span text:style-name="T36">OpenLCB </text:span><text:span text:style-name="T47">nodes that do not source or consume a DCC signal.</text:span><text:change-end text:change-id="ct94332630604304"/></text:p>
      <text:h text:style-name="P35"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332630628560"/></text:p>
      <text:h text:style-name="P35"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94332630605328"/>Nodes shall not draw more than 500 mA at any PWR_POS / PWR_NEG voltage from 7.5VDC to 15VDC. <text:change text:change-id="ct94332630613072"/>Nodes that draw power shall operate properly with a supply voltage of 7.5VDC to 15VDC on the PWR_POS / PWR_NEG conductors. The maximum current drawn by each node shall be <text:soft-page-break/>permanently written on that node in a location visible to the user. This label is required whether or not the node draws power from the cable. </text:p>
      <text:h text:style-name="P37" text:outline-level="1"><text:bookmark-start text:name="__RefHeading___Toc8173_3401081031"/>Injection Current (Normative)<text:bookmark-end text:name="__RefHeading___Toc8173_3401081031"/></text:h>
      <text:p text:style-name="P18">In addition to the current and voltage requirements placed on the individual conductors of the Physical Interconnection signals <text:span text:style-name="T43">elsewhere in this document</text:span>, the current on all eight conductors going into and out of a node shall sum to zero. <text:change text:change-id="ct94332630599344"/><text:span text:style-name="T44">In order to account for measurement tolerances, for testing purposes, zero current shall be defined as “zero +/-1mA”.</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text:s/>Introduction (Informative)<text:tab/>1</text:p>
          <text:p text:style-name="P23"><text:s/>2 <text:s/>Intended Use (Informative)<text:tab/>1</text:p>
          <text:p text:style-name="P23"><text:s/>3 <text:s/>References and Context (Normative)<text:tab/>1</text:p>
          <text:p text:style-name="P23"><text:s/>4 <text:s/>Physical Interconnection (Normative)<text:tab/>1</text:p>
          <text:p text:style-name="P23"><text:s/>5 <text:s/>Data Transport (Normative)<text:tab/>4</text:p>
          <text:p text:style-name="P23"><text:s/>6 <text:s/>ALT_L / ALT_H<text:tab/>4</text:p>
          <text:p text:style-name="P24"><text:s/>6.1 <text:s/>DCC Signal<text:tab/>4</text:p>
          <text:p text:style-name="P23"><text:s/>7 <text:s/>Supply of Power (Normative)<text:tab/>5</text:p>
          <text:p text:style-name="P23"><text:s/>8 <text:s/>Consumption of Power (Normative)<text:tab/>5</text:p>
          <text:p text:style-name="P23"><text:s/>9 <text:s/>Injection Current (Normative)<text:tab/>5</text:p>
        </text:index-body>
      </text:table-of-content>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332630045008" text:id="ct94332630045008">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332630045440" text:id="ct94332630045440">
            <text:insertion>
              <office:change-info>
                <dc:creator>Alex Shepherd</dc:creator>
                <dc:date>2021-05-01T00:25:45</dc:date>
              </office:change-info>
            </text:insertion>
          </text:changed-region>
        </text:tracked-changes>
        <text:p text:style-name="MP4"><text:change text:change-id="ct94332630045008"/><text:change-start text:change-id="ct9433263004544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332630045440"/></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332630157664" text:id="ct94332630157664">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332630123424" text:id="ct94332630123424">
            <text:insertion>
              <office:change-info>
                <dc:creator>Alex Shepherd</dc:creator>
                <dc:date>2021-05-01T00:25:37</dc:date>
              </office:change-info>
            </text:insertion>
          </text:changed-region>
        </text:tracked-changes>
        <text:p text:style-name="MP12"><text:change text:change-id="ct94332630157664"/><text:change-start text:change-id="ct9433263012342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332630123424"/></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1</meta:editing-cycles>
    <meta:editing-duration>P10DT3H15M12S</meta:editing-duration>
    <meta:generator>LibreOffice/7.3.7.2$Linux_X86_64 LibreOffice_project/30$Build-2</meta:generator>
    <dc:date>2023-03-30T15:16:55.696975314</dc:date>
    <meta:printed-by>Bob Jacobsen</meta:printed-by>
    <meta:print-date>2011-07-19T15:41:40</meta:print-date>
    <meta:keyword>OpenLCB-CAN Physical Layer</meta:keyword>
    <meta:document-statistic meta:table-count="2" meta:image-count="2" meta:object-count="0" meta:page-count="7" meta:paragraph-count="103" meta:word-count="1530" meta:character-count="9167" meta:non-whitespace-character-count="7692"/>
    <meta:user-defined meta:name="OLCBdate">March 30, 2023</meta:user-defined>
    <meta:user-defined meta:name="OLCBstatus">Draft</meta:user-defined>
    <meta:user-defined meta:name="OLCByear">2023</meta:user-defined>
  </office:meta>
</office:document-meta>
</file>